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umes.setServiceNam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.setEndpointName( String endpoi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.isSoftLin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.isStandardLin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.setInterfaceName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.getInterf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.isHardLin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.getLink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.getEndpoi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.setLinkType( String link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